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style:font-family-generic="swiss" style:font-pitch="fixed"/>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Heading_20_1">
      <style:text-properties officeooo:rsid="0014c917" officeooo:paragraph-rsid="0014c917"/>
    </style:style>
    <style:style style:name="P4" style:family="paragraph" style:parent-style-name="Heading_20_1">
      <style:text-properties officeooo:rsid="00179969" officeooo:paragraph-rsid="00179969"/>
    </style:style>
    <style:style style:name="P5" style:family="paragraph" style:parent-style-name="Heading_20_1">
      <style:text-properties officeooo:rsid="0025157f" officeooo:paragraph-rsid="0025157f"/>
    </style:style>
    <style:style style:name="P6" style:family="paragraph" style:parent-style-name="Heading_20_1">
      <style:text-properties officeooo:rsid="00291063" officeooo:paragraph-rsid="00291063"/>
    </style:style>
    <style:style style:name="P7" style:family="paragraph" style:parent-style-name="Heading_20_1">
      <style:text-properties officeooo:rsid="0041e1d8" officeooo:paragraph-rsid="0041e1d8"/>
    </style:style>
    <style:style style:name="P8" style:family="paragraph" style:parent-style-name="Heading_20_1">
      <style:text-properties officeooo:rsid="004290be" officeooo:paragraph-rsid="0044d603"/>
    </style:style>
    <style:style style:name="P9" style:family="paragraph" style:parent-style-name="Heading_20_1">
      <style:text-properties officeooo:rsid="0045c8b5" officeooo:paragraph-rsid="0045c8b5"/>
    </style:style>
    <style:style style:name="P10" style:family="paragraph" style:parent-style-name="Heading_20_1">
      <style:text-properties officeooo:rsid="00478452" officeooo:paragraph-rsid="00478452"/>
    </style:style>
    <style:style style:name="P11" style:family="paragraph" style:parent-style-name="Heading_20_1">
      <style:text-properties officeooo:rsid="004faa5c" officeooo:paragraph-rsid="004faa5c"/>
    </style:style>
    <style:style style:name="P12" style:family="paragraph" style:parent-style-name="Heading_20_1">
      <style:text-properties officeooo:rsid="00512437" officeooo:paragraph-rsid="00512437"/>
    </style:style>
    <style:style style:name="P13" style:family="paragraph" style:parent-style-name="Heading_20_2">
      <style:text-properties officeooo:paragraph-rsid="0014c917"/>
    </style:style>
    <style:style style:name="P14" style:family="paragraph" style:parent-style-name="Heading_20_2">
      <style:text-properties officeooo:rsid="0022c253" officeooo:paragraph-rsid="0022c253"/>
    </style:style>
    <style:style style:name="P15" style:family="paragraph" style:parent-style-name="Heading_20_2">
      <style:text-properties officeooo:rsid="0022cae5" officeooo:paragraph-rsid="0022cae5"/>
    </style:style>
    <style:style style:name="P16" style:family="paragraph" style:parent-style-name="Heading_20_2">
      <style:text-properties officeooo:rsid="00261761" officeooo:paragraph-rsid="00261761"/>
    </style:style>
    <style:style style:name="P17" style:family="paragraph" style:parent-style-name="Heading_20_2">
      <style:text-properties officeooo:rsid="0051cc85" officeooo:paragraph-rsid="0051cc85"/>
    </style:style>
    <style:style style:name="P18" style:family="paragraph" style:parent-style-name="Heading_20_2">
      <style:text-properties officeooo:rsid="00521441" officeooo:paragraph-rsid="00521441"/>
    </style:style>
    <style:style style:name="P19" style:family="paragraph" style:parent-style-name="Heading_20_2">
      <style:text-properties officeooo:rsid="00550310" officeooo:paragraph-rsid="00550310"/>
    </style:style>
    <style:style style:name="P20" style:family="paragraph" style:parent-style-name="Heading_20_2">
      <style:text-properties officeooo:rsid="0055fba6" officeooo:paragraph-rsid="0055fba6"/>
    </style:style>
    <style:style style:name="P21" style:family="paragraph" style:parent-style-name="Heading_20_2">
      <style:text-properties officeooo:rsid="0056990f" officeooo:paragraph-rsid="0056990f"/>
    </style:style>
    <style:style style:name="P22" style:family="paragraph" style:parent-style-name="Heading_20_2">
      <style:text-properties officeooo:rsid="00570597" officeooo:paragraph-rsid="00570597"/>
    </style:style>
    <style:style style:name="P23" style:family="paragraph" style:parent-style-name="Heading_20_2">
      <style:text-properties officeooo:paragraph-rsid="006b2554"/>
    </style:style>
    <style:style style:name="P24" style:family="paragraph" style:parent-style-name="Heading_20_2">
      <style:text-properties officeooo:rsid="006dd234" officeooo:paragraph-rsid="006dd234"/>
    </style:style>
    <style:style style:name="P25" style:family="paragraph" style:parent-style-name="Heading_20_2">
      <style:text-properties officeooo:rsid="007ad6f9" officeooo:paragraph-rsid="007ad6f9"/>
    </style:style>
    <style:style style:name="P26" style:family="paragraph" style:parent-style-name="Heading_20_2">
      <style:text-properties officeooo:rsid="008664b9" officeooo:paragraph-rsid="008664b9"/>
    </style:style>
    <style:style style:name="P27" style:family="paragraph" style:parent-style-name="Heading_20_2">
      <style:text-properties officeooo:rsid="008998a4" officeooo:paragraph-rsid="008998a4"/>
    </style:style>
    <style:style style:name="P28" style:family="paragraph" style:parent-style-name="Heading_20_2">
      <style:text-properties officeooo:rsid="008a5eae" officeooo:paragraph-rsid="008a5eae"/>
    </style:style>
    <style:style style:name="P29" style:family="paragraph" style:parent-style-name="Heading_20_2">
      <style:text-properties officeooo:rsid="008c29c7" officeooo:paragraph-rsid="008c29c7"/>
    </style:style>
    <style:style style:name="P30" style:family="paragraph" style:parent-style-name="Heading_20_2">
      <style:text-properties officeooo:rsid="008cb4f9" officeooo:paragraph-rsid="008cb4f9"/>
    </style:style>
    <style:style style:name="P31" style:family="paragraph" style:parent-style-name="Heading_20_2">
      <style:text-properties officeooo:rsid="008ee351" officeooo:paragraph-rsid="008ee351"/>
    </style:style>
    <style:style style:name="P32" style:family="paragraph" style:parent-style-name="Heading_20_2">
      <style:text-properties officeooo:rsid="0092d988" officeooo:paragraph-rsid="0092d988"/>
    </style:style>
    <style:style style:name="P33" style:family="paragraph" style:parent-style-name="Table_20_Contents">
      <style:text-properties officeooo:rsid="002cd457" officeooo:paragraph-rsid="003987a7"/>
    </style:style>
    <style:style style:name="P34" style:family="paragraph" style:parent-style-name="Table_20_Contents">
      <style:text-properties officeooo:rsid="002cd457" officeooo:paragraph-rsid="003b52d0"/>
    </style:style>
    <style:style style:name="P35" style:family="paragraph" style:parent-style-name="Table_20_Contents">
      <style:text-properties officeooo:rsid="00354133" officeooo:paragraph-rsid="003987a7"/>
    </style:style>
    <style:style style:name="P36" style:family="paragraph" style:parent-style-name="Table_20_Contents">
      <style:text-properties officeooo:rsid="003d9e3a" officeooo:paragraph-rsid="003d9e3a"/>
    </style:style>
    <style:style style:name="P37" style:family="paragraph" style:parent-style-name="Text_20_body" style:list-style-name="L2">
      <style:text-properties officeooo:paragraph-rsid="0014c917"/>
    </style:style>
    <style:style style:name="P38" style:family="paragraph" style:parent-style-name="Text_20_body">
      <style:text-properties officeooo:rsid="0014f5aa" officeooo:paragraph-rsid="0014f5aa"/>
    </style:style>
    <style:style style:name="P39" style:family="paragraph" style:parent-style-name="Text_20_body">
      <style:text-properties officeooo:rsid="00157e88" officeooo:paragraph-rsid="00157e88"/>
    </style:style>
    <style:style style:name="P40" style:family="paragraph" style:parent-style-name="Text_20_body">
      <style:text-properties officeooo:rsid="0015ad8e" officeooo:paragraph-rsid="0015ad8e"/>
    </style:style>
    <style:style style:name="P41" style:family="paragraph" style:parent-style-name="Text_20_body">
      <style:text-properties officeooo:paragraph-rsid="00179969"/>
    </style:style>
    <style:style style:name="P42" style:family="paragraph" style:parent-style-name="Text_20_body" style:list-style-name="L3">
      <style:text-properties officeooo:paragraph-rsid="001ccd26"/>
    </style:style>
    <style:style style:name="P43" style:family="paragraph" style:parent-style-name="Text_20_body">
      <style:text-properties officeooo:rsid="0020d5c6" officeooo:paragraph-rsid="0020d5c6"/>
    </style:style>
    <style:style style:name="P44" style:family="paragraph" style:parent-style-name="Text_20_body" style:list-style-name="L4">
      <style:text-properties officeooo:rsid="0020d5c6" officeooo:paragraph-rsid="0020d5c6"/>
    </style:style>
    <style:style style:name="P45" style:family="paragraph" style:parent-style-name="Text_20_body" style:list-style-name="L4">
      <style:text-properties officeooo:paragraph-rsid="0020d5c6"/>
    </style:style>
    <style:style style:name="P46" style:family="paragraph" style:parent-style-name="Text_20_body" style:list-style-name="L3">
      <style:text-properties officeooo:rsid="00218485" officeooo:paragraph-rsid="00218485"/>
    </style:style>
    <style:style style:name="P47" style:family="paragraph" style:parent-style-name="Text_20_body">
      <style:text-properties officeooo:rsid="0022c253" officeooo:paragraph-rsid="0022c253"/>
    </style:style>
    <style:style style:name="P48" style:family="paragraph" style:parent-style-name="Text_20_body">
      <style:text-properties officeooo:rsid="0022cae5" officeooo:paragraph-rsid="0022cae5"/>
    </style:style>
    <style:style style:name="P49" style:family="paragraph" style:parent-style-name="Text_20_body">
      <style:text-properties officeooo:rsid="0025157f" officeooo:paragraph-rsid="00261761"/>
    </style:style>
    <style:style style:name="P50" style:family="paragraph" style:parent-style-name="Text_20_body">
      <style:text-properties officeooo:rsid="00261761" officeooo:paragraph-rsid="00261761"/>
    </style:style>
    <style:style style:name="P51" style:family="paragraph" style:parent-style-name="Text_20_body">
      <style:text-properties officeooo:paragraph-rsid="00261761"/>
    </style:style>
    <style:style style:name="P52" style:family="paragraph" style:parent-style-name="Text_20_body">
      <style:text-properties officeooo:rsid="002896b3" officeooo:paragraph-rsid="002896b3"/>
    </style:style>
    <style:style style:name="P53" style:family="paragraph" style:parent-style-name="Text_20_body">
      <style:text-properties officeooo:rsid="0028f48e" officeooo:paragraph-rsid="0028f48e"/>
    </style:style>
    <style:style style:name="P54" style:family="paragraph" style:parent-style-name="Text_20_body">
      <style:text-properties officeooo:rsid="003987a7" officeooo:paragraph-rsid="003987a7"/>
    </style:style>
    <style:style style:name="P55" style:family="paragraph" style:parent-style-name="Text_20_body">
      <style:text-properties officeooo:rsid="0041a3ae" officeooo:paragraph-rsid="0041a3ae"/>
    </style:style>
    <style:style style:name="P56" style:family="paragraph" style:parent-style-name="Text_20_body" style:list-style-name="L5">
      <style:text-properties officeooo:paragraph-rsid="0041a3ae"/>
    </style:style>
    <style:style style:name="P57" style:family="paragraph" style:parent-style-name="Text_20_body">
      <style:text-properties officeooo:rsid="0041e1d8" officeooo:paragraph-rsid="0041e1d8"/>
    </style:style>
    <style:style style:name="P58" style:family="paragraph" style:parent-style-name="Text_20_body" style:list-style-name="L6">
      <style:text-properties officeooo:paragraph-rsid="0044d603"/>
    </style:style>
    <style:style style:name="P59" style:family="paragraph" style:parent-style-name="Text_20_body" style:list-style-name="L6">
      <style:text-properties officeooo:rsid="0044d603" officeooo:paragraph-rsid="0044d603"/>
    </style:style>
    <style:style style:name="P60" style:family="paragraph" style:parent-style-name="Text_20_body" style:list-style-name="L7">
      <style:text-properties officeooo:paragraph-rsid="0045c8b5"/>
    </style:style>
    <style:style style:name="P61" style:family="paragraph" style:parent-style-name="Text_20_body" style:list-style-name="L7">
      <style:text-properties officeooo:rsid="00464f88" officeooo:paragraph-rsid="00464f88"/>
    </style:style>
    <style:style style:name="P62" style:family="paragraph" style:parent-style-name="Text_20_body" style:list-style-name="L6">
      <style:text-properties officeooo:rsid="0046bff8" officeooo:paragraph-rsid="0046bff8"/>
    </style:style>
    <style:style style:name="P63" style:family="paragraph" style:parent-style-name="Text_20_body">
      <style:text-properties officeooo:rsid="00478452" officeooo:paragraph-rsid="00478452"/>
    </style:style>
    <style:style style:name="P64" style:family="paragraph" style:parent-style-name="Text_20_body">
      <style:text-properties officeooo:rsid="0049d95b" officeooo:paragraph-rsid="0049d95b"/>
    </style:style>
    <style:style style:name="P65" style:family="paragraph" style:parent-style-name="Text_20_body">
      <style:text-properties officeooo:rsid="004a8b7c" officeooo:paragraph-rsid="004a8b7c"/>
    </style:style>
    <style:style style:name="P66" style:family="paragraph" style:parent-style-name="Text_20_body">
      <style:text-properties officeooo:rsid="004be4f9" officeooo:paragraph-rsid="004be4f9"/>
    </style:style>
    <style:style style:name="P67" style:family="paragraph" style:parent-style-name="Text_20_body" style:list-style-name="L6">
      <style:text-properties officeooo:rsid="004c4843" officeooo:paragraph-rsid="004c4843"/>
    </style:style>
    <style:style style:name="P68" style:family="paragraph" style:parent-style-name="Text_20_body" style:list-style-name="L6">
      <style:text-properties officeooo:rsid="004de919" officeooo:paragraph-rsid="004de919"/>
    </style:style>
    <style:style style:name="P69" style:family="paragraph" style:parent-style-name="Text_20_body" style:list-style-name="L6">
      <style:text-properties officeooo:rsid="004f7f35" officeooo:paragraph-rsid="004f7f35"/>
    </style:style>
    <style:style style:name="P70" style:family="paragraph" style:parent-style-name="Text_20_body">
      <style:text-properties officeooo:rsid="004faa5c" officeooo:paragraph-rsid="004faa5c"/>
    </style:style>
    <style:style style:name="P71" style:family="paragraph" style:parent-style-name="Text_20_body" style:list-style-name="L6">
      <style:text-properties officeooo:rsid="00507bf8" officeooo:paragraph-rsid="00507bf8"/>
    </style:style>
    <style:style style:name="P72" style:family="paragraph" style:parent-style-name="Text_20_body" style:list-style-name="L8">
      <style:text-properties officeooo:rsid="00512437" officeooo:paragraph-rsid="00512437"/>
    </style:style>
    <style:style style:name="P73" style:family="paragraph" style:parent-style-name="Text_20_body" style:list-style-name="L8">
      <style:text-properties officeooo:rsid="0051436a" officeooo:paragraph-rsid="0051436a"/>
    </style:style>
    <style:style style:name="P74" style:family="paragraph" style:parent-style-name="Text_20_body" style:list-style-name="L6">
      <style:text-properties officeooo:rsid="0051436a" officeooo:paragraph-rsid="0051436a"/>
    </style:style>
    <style:style style:name="P75" style:family="paragraph" style:parent-style-name="Text_20_body">
      <style:text-properties officeooo:rsid="0051cc85" officeooo:paragraph-rsid="0051cc85"/>
    </style:style>
    <style:style style:name="P76" style:family="paragraph" style:parent-style-name="Text_20_body">
      <style:text-properties officeooo:rsid="0051cc85" officeooo:paragraph-rsid="00521441"/>
    </style:style>
    <style:style style:name="P77" style:family="paragraph" style:parent-style-name="Text_20_body">
      <style:text-properties officeooo:rsid="00521441" officeooo:paragraph-rsid="00521441"/>
    </style:style>
    <style:style style:name="P78" style:family="paragraph" style:parent-style-name="Text_20_body">
      <style:text-properties officeooo:rsid="0053f60d" officeooo:paragraph-rsid="0053f60d"/>
    </style:style>
    <style:style style:name="P79" style:family="paragraph" style:parent-style-name="Text_20_body">
      <style:text-properties officeooo:rsid="00550310" officeooo:paragraph-rsid="00550310"/>
    </style:style>
    <style:style style:name="P80" style:family="paragraph" style:parent-style-name="Text_20_body">
      <style:text-properties officeooo:rsid="0055fba6" officeooo:paragraph-rsid="0055fba6"/>
    </style:style>
    <style:style style:name="P81" style:family="paragraph" style:parent-style-name="Text_20_body">
      <style:text-properties officeooo:rsid="0056990f" officeooo:paragraph-rsid="0056990f"/>
    </style:style>
    <style:style style:name="P82" style:family="paragraph" style:parent-style-name="Text_20_body">
      <style:text-properties officeooo:rsid="00570597" officeooo:paragraph-rsid="00570597"/>
    </style:style>
    <style:style style:name="P83" style:family="paragraph" style:parent-style-name="Text_20_body">
      <style:text-properties officeooo:rsid="00583ff0" officeooo:paragraph-rsid="00583ff0"/>
    </style:style>
    <style:style style:name="P84" style:family="paragraph" style:parent-style-name="Text_20_body">
      <style:text-properties officeooo:rsid="005aaf99" officeooo:paragraph-rsid="005aaf99"/>
    </style:style>
    <style:style style:name="P85" style:family="paragraph" style:parent-style-name="Text_20_body">
      <style:text-properties officeooo:rsid="005c289e" officeooo:paragraph-rsid="005c289e"/>
    </style:style>
    <style:style style:name="P86" style:family="paragraph" style:parent-style-name="Text_20_body" style:list-style-name="L6">
      <style:text-properties officeooo:rsid="005d8eae" officeooo:paragraph-rsid="005d8eae"/>
    </style:style>
    <style:style style:name="P87" style:family="paragraph" style:parent-style-name="Text_20_body">
      <style:text-properties officeooo:rsid="005f27ec" officeooo:paragraph-rsid="005f27ec"/>
    </style:style>
    <style:style style:name="P88" style:family="paragraph" style:parent-style-name="Text_20_body" style:list-style-name="L6">
      <style:text-properties officeooo:rsid="0062857b" officeooo:paragraph-rsid="0062857b"/>
    </style:style>
    <style:style style:name="P89" style:family="paragraph" style:parent-style-name="Text_20_body">
      <style:text-properties officeooo:rsid="006ad8fe" officeooo:paragraph-rsid="006ad8fe"/>
    </style:style>
    <style:style style:name="P90" style:family="paragraph" style:parent-style-name="Text_20_body" style:list-style-name="L9">
      <style:text-properties officeooo:paragraph-rsid="006bfdd2"/>
    </style:style>
    <style:style style:name="P91" style:family="paragraph" style:parent-style-name="Text_20_body" style:list-style-name="L9">
      <style:text-properties officeooo:rsid="006bfdd2" officeooo:paragraph-rsid="006bfdd2"/>
    </style:style>
    <style:style style:name="P92" style:family="paragraph" style:parent-style-name="Text_20_body" style:list-style-name="L10">
      <style:text-properties officeooo:rsid="006dd234" officeooo:paragraph-rsid="006e65f7"/>
    </style:style>
    <style:style style:name="P93" style:family="paragraph" style:parent-style-name="Text_20_body" style:list-style-name="L10">
      <style:text-properties officeooo:rsid="006e65f7" officeooo:paragraph-rsid="006e65f7"/>
    </style:style>
    <style:style style:name="P94" style:family="paragraph" style:parent-style-name="Text_20_body" style:list-style-name="L10">
      <style:text-properties officeooo:rsid="0070a42b" officeooo:paragraph-rsid="0070a42b"/>
    </style:style>
    <style:style style:name="P95" style:family="paragraph" style:parent-style-name="Text_20_body" style:list-style-name="L10">
      <style:text-properties officeooo:rsid="0070ab44" officeooo:paragraph-rsid="0070ab44"/>
    </style:style>
    <style:style style:name="P96" style:family="paragraph" style:parent-style-name="Text_20_body" style:list-style-name="L10">
      <style:text-properties officeooo:rsid="00711f70" officeooo:paragraph-rsid="00711f70"/>
    </style:style>
    <style:style style:name="P97" style:family="paragraph" style:parent-style-name="Text_20_body" style:list-style-name="L10">
      <style:text-properties officeooo:rsid="007222b0" officeooo:paragraph-rsid="007222b0"/>
    </style:style>
    <style:style style:name="P98" style:family="paragraph" style:parent-style-name="Text_20_body" style:list-style-name="L10">
      <style:text-properties officeooo:rsid="00752c0d" officeooo:paragraph-rsid="00755c3d"/>
    </style:style>
    <style:style style:name="P99" style:family="paragraph" style:parent-style-name="Text_20_body" style:list-style-name="L10">
      <style:text-properties officeooo:rsid="00755c3d" officeooo:paragraph-rsid="00755c3d"/>
    </style:style>
    <style:style style:name="P100" style:family="paragraph" style:parent-style-name="Text_20_body" style:list-style-name="L10">
      <style:text-properties officeooo:rsid="00774269" officeooo:paragraph-rsid="00774269"/>
    </style:style>
    <style:style style:name="P101" style:family="paragraph" style:parent-style-name="Text_20_body" style:list-style-name="L11">
      <style:text-properties officeooo:rsid="007ad6f9" officeooo:paragraph-rsid="007ad6f9"/>
    </style:style>
    <style:style style:name="P102" style:family="paragraph" style:parent-style-name="Text_20_body" style:list-style-name="L11">
      <style:text-properties officeooo:rsid="007ad6f9" officeooo:paragraph-rsid="007d91ae"/>
    </style:style>
    <style:style style:name="P103" style:family="paragraph" style:parent-style-name="Text_20_body" style:list-style-name="L11">
      <style:text-properties officeooo:rsid="007ecd68" officeooo:paragraph-rsid="007ecd68"/>
    </style:style>
    <style:style style:name="P104" style:family="paragraph" style:parent-style-name="Text_20_body" style:list-style-name="L11">
      <style:text-properties officeooo:rsid="00808a9d" officeooo:paragraph-rsid="00808a9d"/>
    </style:style>
    <style:style style:name="P105" style:family="paragraph" style:parent-style-name="Text_20_body" style:list-style-name="L11">
      <style:text-properties officeooo:rsid="0081ad51" officeooo:paragraph-rsid="0081ad51"/>
    </style:style>
    <style:style style:name="P106" style:family="paragraph" style:parent-style-name="Text_20_body" style:list-style-name="L11">
      <style:text-properties officeooo:rsid="00822376" officeooo:paragraph-rsid="00822376"/>
    </style:style>
    <style:style style:name="P107" style:family="paragraph" style:parent-style-name="Text_20_body" style:list-style-name="L11">
      <style:text-properties officeooo:rsid="00837418" officeooo:paragraph-rsid="00837418"/>
    </style:style>
    <style:style style:name="P108" style:family="paragraph" style:parent-style-name="Text_20_body" style:list-style-name="L11">
      <style:text-properties officeooo:rsid="00851556" officeooo:paragraph-rsid="00851556"/>
    </style:style>
    <style:style style:name="P109" style:family="paragraph" style:parent-style-name="Text_20_body" style:list-style-name="L11">
      <style:text-properties officeooo:rsid="0085e55b" officeooo:paragraph-rsid="0085e55b"/>
    </style:style>
    <style:style style:name="P110" style:family="paragraph" style:parent-style-name="Text_20_body" style:list-style-name="L11">
      <style:text-properties officeooo:rsid="008637c0" officeooo:paragraph-rsid="008637c0"/>
    </style:style>
    <style:style style:name="P111" style:family="paragraph" style:parent-style-name="Text_20_body">
      <style:text-properties officeooo:rsid="008664b9" officeooo:paragraph-rsid="008664b9"/>
    </style:style>
    <style:style style:name="P112" style:family="paragraph" style:parent-style-name="Text_20_body">
      <style:text-properties officeooo:rsid="008998a4" officeooo:paragraph-rsid="008998a4"/>
    </style:style>
    <style:style style:name="P113" style:family="paragraph" style:parent-style-name="Text_20_body">
      <style:text-properties officeooo:rsid="008a51ea" officeooo:paragraph-rsid="008a51ea"/>
    </style:style>
    <style:style style:name="P114" style:family="paragraph" style:parent-style-name="Text_20_body">
      <style:text-properties officeooo:rsid="008a5eae" officeooo:paragraph-rsid="008a5eae"/>
    </style:style>
    <style:style style:name="P115" style:family="paragraph" style:parent-style-name="Text_20_body">
      <style:text-properties officeooo:rsid="008c29c7" officeooo:paragraph-rsid="008c29c7"/>
    </style:style>
    <style:style style:name="P116" style:family="paragraph" style:parent-style-name="Text_20_body">
      <style:text-properties officeooo:rsid="008cb4f9" officeooo:paragraph-rsid="008cb4f9"/>
    </style:style>
    <style:style style:name="P117" style:family="paragraph" style:parent-style-name="Text_20_body">
      <style:text-properties officeooo:rsid="008ddf8d" officeooo:paragraph-rsid="008ddf8d"/>
    </style:style>
    <style:style style:name="P118" style:family="paragraph" style:parent-style-name="Text_20_body">
      <style:text-properties officeooo:rsid="008ee351" officeooo:paragraph-rsid="008ee351"/>
    </style:style>
    <style:style style:name="P119" style:family="paragraph" style:parent-style-name="Text_20_body">
      <style:text-properties officeooo:rsid="008f12fa" officeooo:paragraph-rsid="008f12fa"/>
    </style:style>
    <style:style style:name="P120" style:family="paragraph" style:parent-style-name="Text_20_body">
      <style:text-properties officeooo:rsid="008f233e" officeooo:paragraph-rsid="008f4169"/>
    </style:style>
    <style:style style:name="P121" style:family="paragraph" style:parent-style-name="Text_20_body">
      <style:text-properties officeooo:rsid="009014f9" officeooo:paragraph-rsid="009014f9"/>
    </style:style>
    <style:style style:name="P122" style:family="paragraph" style:parent-style-name="Text_20_body">
      <style:text-properties officeooo:rsid="0091d804" officeooo:paragraph-rsid="0091d804"/>
    </style:style>
    <style:style style:name="P123" style:family="paragraph" style:parent-style-name="Text_20_body">
      <style:text-properties officeooo:rsid="0092d988" officeooo:paragraph-rsid="0092d988"/>
    </style:style>
    <style:style style:name="P124" style:family="paragraph" style:parent-style-name="Text_20_body">
      <style:text-properties officeooo:rsid="00935d61" officeooo:paragraph-rsid="00935d61"/>
    </style:style>
    <style:style style:name="P125" style:family="paragraph" style:parent-style-name="Text_20_body">
      <style:text-properties officeooo:rsid="00935d61" officeooo:paragraph-rsid="00952267"/>
    </style:style>
    <style:style style:name="P126" style:family="paragraph" style:parent-style-name="Text_20_body">
      <style:text-properties officeooo:rsid="00959d70" officeooo:paragraph-rsid="00959d70"/>
    </style:style>
    <style:style style:name="P127" style:family="paragraph" style:parent-style-name="Text_20_body">
      <style:text-properties officeooo:rsid="00978125" officeooo:paragraph-rsid="00978125"/>
    </style:style>
    <style:style style:name="T1" style:family="text">
      <style:text-properties officeooo:rsid="0014c917"/>
    </style:style>
    <style:style style:name="T2" style:family="text">
      <style:text-properties officeooo:rsid="0014f5aa"/>
    </style:style>
    <style:style style:name="T3" style:family="text">
      <style:text-properties officeooo:rsid="001ccd26"/>
    </style:style>
    <style:style style:name="T4" style:family="text">
      <style:text-properties officeooo:rsid="0020d5c6"/>
    </style:style>
    <style:style style:name="T5" style:family="text">
      <style:text-properties officeooo:rsid="0023357c"/>
    </style:style>
    <style:style style:name="T6" style:family="text">
      <style:text-properties officeooo:rsid="0025157f"/>
    </style:style>
    <style:style style:name="T7" style:family="text">
      <style:text-properties officeooo:rsid="00261761"/>
    </style:style>
    <style:style style:name="T8" style:family="text">
      <style:text-properties officeooo:rsid="00272ccf"/>
    </style:style>
    <style:style style:name="T9" style:family="text">
      <style:text-properties officeooo:rsid="002761a4"/>
    </style:style>
    <style:style style:name="T10" style:family="text">
      <style:text-properties officeooo:rsid="0027b945"/>
    </style:style>
    <style:style style:name="T11" style:family="text">
      <style:text-properties officeooo:rsid="002896b3"/>
    </style:style>
    <style:style style:name="T12" style:family="text">
      <style:text-properties officeooo:rsid="0028f48e"/>
    </style:style>
    <style:style style:name="T13" style:family="text">
      <style:text-properties officeooo:rsid="0028fa7a"/>
    </style:style>
    <style:style style:name="T14" style:family="text">
      <style:text-properties officeooo:rsid="002aa1a8"/>
    </style:style>
    <style:style style:name="T15" style:family="text">
      <style:text-properties officeooo:rsid="002cd457"/>
    </style:style>
    <style:style style:name="T16" style:family="text">
      <style:text-properties officeooo:rsid="002eb786"/>
    </style:style>
    <style:style style:name="T17" style:family="text">
      <style:text-properties officeooo:rsid="00308239"/>
    </style:style>
    <style:style style:name="T18" style:family="text">
      <style:text-properties officeooo:rsid="0032484c"/>
    </style:style>
    <style:style style:name="T19" style:family="text">
      <style:text-properties officeooo:rsid="00337957"/>
    </style:style>
    <style:style style:name="T20" style:family="text">
      <style:text-properties officeooo:rsid="0036416c"/>
    </style:style>
    <style:style style:name="T21" style:family="text">
      <style:text-properties officeooo:rsid="0037f989"/>
    </style:style>
    <style:style style:name="T22" style:family="text">
      <style:text-properties officeooo:rsid="00386ee0"/>
    </style:style>
    <style:style style:name="T23" style:family="text">
      <style:text-properties officeooo:rsid="003c77ca"/>
    </style:style>
    <style:style style:name="T24" style:family="text">
      <style:text-properties officeooo:rsid="003d9e3a"/>
    </style:style>
    <style:style style:name="T25" style:family="text">
      <style:text-properties officeooo:rsid="003e14c4"/>
    </style:style>
    <style:style style:name="T26" style:family="text">
      <style:text-properties officeooo:rsid="003fd5cc"/>
    </style:style>
    <style:style style:name="T27" style:family="text">
      <style:text-properties officeooo:rsid="00400ccc"/>
    </style:style>
    <style:style style:name="T28" style:family="text">
      <style:text-properties officeooo:rsid="0041a3ae"/>
    </style:style>
    <style:style style:name="T29" style:family="text">
      <style:text-properties officeooo:rsid="00447044"/>
    </style:style>
    <style:style style:name="T30" style:family="text">
      <style:text-properties officeooo:rsid="0044d603"/>
    </style:style>
    <style:style style:name="T31" style:family="text">
      <style:text-properties officeooo:rsid="0045c8b5"/>
    </style:style>
    <style:style style:name="T32" style:family="text">
      <style:text-properties officeooo:rsid="00472ded"/>
    </style:style>
    <style:style style:name="T33" style:family="text">
      <style:text-properties officeooo:rsid="0048cd26"/>
    </style:style>
    <style:style style:name="T34" style:family="text">
      <style:text-properties officeooo:rsid="004be4f9"/>
    </style:style>
    <style:style style:name="T35" style:family="text">
      <style:text-properties officeooo:rsid="004faa5c"/>
    </style:style>
    <style:style style:name="T36" style:family="text">
      <style:text-properties officeooo:rsid="004ffac1"/>
    </style:style>
    <style:style style:name="T37" style:family="text">
      <style:text-properties officeooo:rsid="005a1068"/>
    </style:style>
    <style:style style:name="T38" style:family="text">
      <style:text-properties officeooo:rsid="00609e6b"/>
    </style:style>
    <style:style style:name="T39" style:family="text">
      <style:text-properties officeooo:rsid="0063304e"/>
    </style:style>
    <style:style style:name="T40" style:family="text">
      <style:text-properties officeooo:rsid="0064e425"/>
    </style:style>
    <style:style style:name="T41" style:family="text">
      <style:text-properties officeooo:rsid="006553cb"/>
    </style:style>
    <style:style style:name="T42" style:family="text">
      <style:text-properties officeooo:rsid="00673b1c"/>
    </style:style>
    <style:style style:name="T43" style:family="text">
      <style:text-properties officeooo:rsid="006805f3"/>
    </style:style>
    <style:style style:name="T44" style:family="text">
      <style:text-properties officeooo:rsid="00685172"/>
    </style:style>
    <style:style style:name="T45" style:family="text">
      <style:text-properties officeooo:rsid="0068f401"/>
    </style:style>
    <style:style style:name="T46" style:family="text">
      <style:text-properties officeooo:rsid="00694362"/>
    </style:style>
    <style:style style:name="T47" style:family="text">
      <style:text-properties officeooo:rsid="0069863f"/>
    </style:style>
    <style:style style:name="T48" style:family="text">
      <style:text-properties officeooo:rsid="006ad8fe"/>
    </style:style>
    <style:style style:name="T49" style:family="text">
      <style:text-properties officeooo:rsid="006b2554"/>
    </style:style>
    <style:style style:name="T50" style:family="text">
      <style:text-properties officeooo:rsid="006ca595"/>
    </style:style>
    <style:style style:name="T51" style:family="text">
      <style:text-properties officeooo:rsid="006e65f7"/>
    </style:style>
    <style:style style:name="T52" style:family="text">
      <style:text-properties officeooo:rsid="006fef45"/>
    </style:style>
    <style:style style:name="T53" style:family="text">
      <style:text-properties officeooo:rsid="0073ef73"/>
    </style:style>
    <style:style style:name="T54" style:family="text">
      <style:text-properties officeooo:rsid="00774269"/>
    </style:style>
    <style:style style:name="T55" style:family="text">
      <style:text-properties officeooo:rsid="00780cdc"/>
    </style:style>
    <style:style style:name="T56" style:family="text">
      <style:text-properties officeooo:rsid="0079ae96"/>
    </style:style>
    <style:style style:name="T57" style:family="text">
      <style:text-properties officeooo:rsid="007c3787"/>
    </style:style>
    <style:style style:name="T58" style:family="text">
      <style:text-properties officeooo:rsid="007d91ae"/>
    </style:style>
    <style:style style:name="T59" style:family="text">
      <style:text-properties officeooo:rsid="0080ef3f"/>
    </style:style>
    <style:style style:name="T60" style:family="text">
      <style:text-properties officeooo:rsid="008206b5"/>
    </style:style>
    <style:style style:name="T61" style:family="text">
      <style:text-properties officeooo:rsid="00830885"/>
    </style:style>
    <style:style style:name="T62" style:family="text">
      <style:text-properties officeooo:rsid="0083da5b"/>
    </style:style>
    <style:style style:name="T63" style:family="text">
      <style:text-properties officeooo:rsid="00886133"/>
    </style:style>
    <style:style style:name="T64" style:family="text">
      <style:text-properties officeooo:rsid="008ddf8d"/>
    </style:style>
    <style:style style:name="T65" style:family="text">
      <style:text-properties officeooo:rsid="008f4169"/>
    </style:style>
    <style:style style:name="T66" style:family="text">
      <style:text-properties officeooo:rsid="00952267"/>
    </style:style>
    <style:style style:name="T67" style:family="text">
      <style:text-properties officeooo:rsid="00959d70"/>
    </style:style>
    <style:style style:name="T68" style:family="text">
      <style:text-properties officeooo:rsid="0096aada"/>
    </style:style>
    <style:style style:name="T69" style:family="text">
      <style:text-properties officeooo:rsid="00994950"/>
    </style:style>
    <style:style style:name="T70" style:family="text">
      <style:text-properties officeooo:rsid="009a1db0"/>
    </style:style>
    <style:style style:name="T71" style:family="text">
      <style:text-properties officeooo:rsid="009bc99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2503_3638332075" text:style-name="Index_20_Link" text:visited-style-name="Index_20_Link">1 Title: Forgetting the old C++<text:tab/>1</text:a></text:p>
          <text:p text:style-name="P1"><text:a xlink:type="simple" xlink:href="#__RefHeading___Toc2505_3638332075" text:style-name="Index_20_Link" text:visited-style-name="Index_20_Link">2 Introduction<text:tab/>1</text:a></text:p>
          <text:p text:style-name="P1"><text:a xlink:type="simple" xlink:href="#__RefHeading___Toc2507_3638332075" text:style-name="Index_20_Link" text:visited-style-name="Index_20_Link">3 Downlaod<text:tab/>1</text:a></text:p>
          <text:p text:style-name="P1"><text:a xlink:type="simple" xlink:href="#__RefHeading___Toc2509_3638332075" text:style-name="Index_20_Link" text:visited-style-name="Index_20_Link">4 TO STUDY<text:tab/>1</text:a></text:p>
          <text:p text:style-name="P1"><text:a xlink:type="simple" xlink:href="#__RefHeading___Toc2511_3638332075" text:style-name="Index_20_Link" text:visited-style-name="Index_20_Link">5 General points<text:tab/>2</text:a></text:p>
          <text:p text:style-name="P2"><text:a xlink:type="simple" xlink:href="#__RefHeading___Toc2513_3638332075" text:style-name="Index_20_Link" text:visited-style-name="Index_20_Link">5.1 Constants<text:tab/>2</text:a></text:p>
          <text:p text:style-name="P2"><text:a xlink:type="simple" xlink:href="#__RefHeading___Toc2515_3638332075" text:style-name="Index_20_Link" text:visited-style-name="Index_20_Link">5.2 Pointers:<text:tab/>2</text:a></text:p>
          <text:p text:style-name="P2"><text:a xlink:type="simple" xlink:href="#__RefHeading___Toc2517_3638332075" text:style-name="Index_20_Link" text:visited-style-name="Index_20_Link">5.3 Std::array<text:tab/>2</text:a></text:p>
          <text:p text:style-name="P2"><text:a xlink:type="simple" xlink:href="#__RefHeading___Toc2519_3638332075" text:style-name="Index_20_Link" text:visited-style-name="Index_20_Link">5.4 Enum class:<text:tab/>2</text:a></text:p>
          <text:p text:style-name="P2"><text:a xlink:type="simple" xlink:href="#__RefHeading___Toc2521_3638332075" text:style-name="Index_20_Link" text:visited-style-name="Index_20_Link">5.5 Range based loops<text:tab/>3</text:a></text:p>
          <text:p text:style-name="P2"><text:a xlink:type="simple" xlink:href="#__RefHeading___Toc2523_3638332075" text:style-name="Index_20_Link" text:visited-style-name="Index_20_Link">5.6 Uniform initialization<text:tab/>3</text:a></text:p>
          <text:p text:style-name="P2"><text:a xlink:type="simple" xlink:href="#__RefHeading___Toc2525_3638332075" text:style-name="Index_20_Link" text:visited-style-name="Index_20_Link">5.7 Cast<text:tab/>3</text:a></text:p>
          <text:p text:style-name="P2"><text:a xlink:type="simple" xlink:href="#__RefHeading___Toc2527_3638332075" text:style-name="Index_20_Link" text:visited-style-name="Index_20_Link">5.8 auto<text:tab/>4</text:a></text:p>
          <text:p text:style-name="P1"><text:a xlink:type="simple" xlink:href="#__RefHeading___Toc2529_3638332075" text:style-name="Index_20_Link" text:visited-style-name="Index_20_Link">6 Misc features<text:tab/>4</text:a></text:p>
        </text:index-body>
      </text:table-of-content>
      <text:p text:style-name="Standard"/>
      <text:h text:style-name="P6" text:outline-level="1"><text:bookmark-start text:name="__RefHeading___Toc2503_3638332075"/>Title: Forgetting the old C++<text:bookmark-end text:name="__RefHeading___Toc2503_3638332075"/></text:h>
      <text:h text:style-name="P5" text:outline-level="1"><text:bookmark-start text:name="__RefHeading___Toc2505_3638332075"/>Introduction<text:bookmark-end text:name="__RefHeading___Toc2505_3638332075"/></text:h>
      <text:p text:style-name="P50">Purpose:<text:line-break/><text:span text:style-name="T14">Why and h</text:span><text:span text:style-name="T6">ow to forget C/old C++, replace it with better/modern </text:span>C<text:span text:style-name="T6">++.<text:line-break/></text:span></text:p>
      <text:p text:style-name="P49">~“<text:span text:style-name="T7">B</text:span>y using <text:span text:style-name="T7">a </text:span>better language, we can communicate <text:span text:style-name="T7">better </text:span>with gods”. <text:span text:style-name="T7">(</text:span>Panini, the first grammarian of all modern languages<text:span text:style-name="T7">)</text:span></text:p>
      <text:h text:style-name="P4" text:outline-level="1"><text:bookmark-start text:name="__RefHeading___Toc2507_3638332075"/>Downlaod<text:bookmark-end text:name="__RefHeading___Toc2507_3638332075"/></text:h>
      <text:p text:style-name="P41"><text:a xlink:type="simple" xlink:href="https://vk.com/" text:style-name="Internet_20_link" text:visited-style-name="Visited_20_Internet_20_Link">https://vk.com/</text:a></text:p>
      <text:p text:style-name="P41"><text:a xlink:type="simple" xlink:href="https://goodfileshare.com/" text:style-name="Internet_20_link" text:visited-style-name="Visited_20_Internet_20_Link">https://goodfileshare.com/</text:a></text:p>
      <text:p text:style-name="P41"><text:a xlink:type="simple" xlink:href="https://dokumen.pub/" text:style-name="Internet_20_link" text:visited-style-name="Visited_20_Internet_20_Link">https://dokumen.pub/</text:a></text:p>
      <text:p text:style-name="P41"><text:a xlink:type="simple" xlink:href="https://fileaxa.com/" text:style-name="Internet_20_link" text:visited-style-name="Visited_20_Internet_20_Link">https://fileaxa.com/</text:a></text:p>
      <text:p text:style-name="P41"><text:a xlink:type="simple" xlink:href="https://youtu.be/zzJfAw3ASzY?t=1243" text:style-name="Internet_20_link" text:visited-style-name="Visited_20_Internet_20_Link">https://youtu.be/zzJfAw3ASzY?t=1243</text:a></text:p>
      <text:h text:style-name="Heading_20_1" text:outline-level="1"><text:bookmark-start text:name="__RefHeading___Toc2509_3638332075"/>TO STUDY<text:bookmark-end text:name="__RefHeading___Toc2509_3638332075"/></text:h>
      <text:list xml:id="list3658778129" text:style-name="L3">
        <text:list-item>
          <text:p text:style-name="P46">Read professional C++ again and again!</text:p>
        </text:list-item>
        <text:list-item>
          <text:p text:style-name="P42"><text:a xlink:type="simple" xlink:href="http://www.cburch.com/books/float/" text:style-name="Internet_20_link" text:visited-style-name="Visited_20_Internet_20_Link"><text:span text:style-name="T3">Floating-point representation (cburch.com)</text:span></text:a><text:span text:style-name="T3"> </text:span></text:p>
        </text:list-item>
        <text:list-item>
          <text:p text:style-name="P42"><text:a xlink:type="simple" xlink:href="https://www.youtube.com/watch?v=ptba_AqFYCM" text:style-name="Internet_20_link" text:visited-style-name="Visited_20_Internet_20_Link">CppCon 2017: Victor Zverovich “A modern formatting library for C++” - </text:a><text:soft-page-break/><text:a xlink:type="simple" xlink:href="https://www.youtube.com/watch?v=ptba_AqFYCM" text:style-name="Internet_20_link" text:visited-style-name="Visited_20_Internet_20_Link">YouTube</text:a> </text:p>
          <text:list>
            <text:list-item>
              <text:p text:style-name="P42"><text:a xlink:type="simple" xlink:href="https://fmt.dev/latest/contents.html" text:style-name="Internet_20_link" text:visited-style-name="Visited_20_Internet_20_Link">Contents — fmt 8.1.1 documentation</text:a> </text:p>
            </text:list-item>
          </text:list>
        </text:list-item>
        <text:list-item>
          <text:p text:style-name="P42"><text:a xlink:type="simple" xlink:href="https://blog.adafruit.com/2021/09/21/an-interview-with-stephen-smith-author-of-rp2040-assembly-language-programming-python-code/" text:style-name="Internet_20_link" text:visited-style-name="Visited_20_Internet_20_Link">An interview with Stephen Smith, author of RP2040 Assembly Language Programming #Python @Code « Adafruit Industries – Makers, hackers, artists, designers and engineers!</text:a> </text:p>
        </text:list-item>
      </text:list>
      <text:p text:style-name="P41"/>
      <text:h text:style-name="P3" text:outline-level="1"><text:bookmark-start text:name="__RefHeading___Toc2511_3638332075"/>General points<text:bookmark-end text:name="__RefHeading___Toc2511_3638332075"/></text:h>
      <text:h text:style-name="P14" text:outline-level="2"><text:bookmark-start text:name="__RefHeading___Toc2513_3638332075"/>Constants<text:bookmark-end text:name="__RefHeading___Toc2513_3638332075"/></text:h>
      <text:p text:style-name="P47">34’232’234 : use quote to separate big number.</text:p>
      <text:p text:style-name="P47">0b011121: prefix 0b for binary number.</text:p>
      <text:p text:style-name="P47">Once can write hexadecimal float numbers.</text:p>
      <text:p text:style-name="P50">All literal floating point numbers are type:double. If one wants use type:float, use f as suffix.</text:p>
      <text:p text:style-name="P50">For all practicale reasons, use double <text:span text:style-name="T8">(instead of float)</text:span>. Type:float ranges are <text:span text:style-name="T9">too small to be useful in real life</text:span>. <text:span text:style-name="T10">Even printf implicity converts the float type to double before printing, unless forced to use float only!</text:span> </text:p>
      <text:p text:style-name="P122">Literal pooling: for example, if “hello” literal string is used 500 times, compile stil stores only one instance. How? Compiler notes every literal that it encouters during compilation. If the literal is already defined earlier, it just refers to it instead of creating new memory.</text:p>
      <text:h text:style-name="P13" text:outline-level="2"><text:bookmark-start text:name="__RefHeading___Toc2515_3638332075"/><text:span text:style-name="T1">Pointers:</text:span><text:bookmark-end text:name="__RefHeading___Toc2515_3638332075"/></text:h>
      <text:list xml:id="list3472061823" text:style-name="L9">
        <text:list-item>
          <text:p text:style-name="P90"><text:span text:style-name="T1">For looping Poiter iteration is faster than array indexing with []. Because, in [] means, an extra step of adding the index to base address. In fact, iterators are just pointers with compile time type safety, avoiding this exact problem. Whenever iterators are available, use them instead of idexing.</text:span></text:p>
        </text:list-item>
        <text:list-item>
          <text:p text:style-name="P90"><text:span text:style-name="T39">Use smart pointers instead of raw pointers. </text:span><text:span text:style-name="T40">So much so that, if you see a raw pointer in a code, raise an alarm. Until you have justification for use of raw pointer, think on it. </text:span><text:span text:style-name="T41">Yes I need to list possible justifications here. </text:span><text:span text:style-name="T42">Otherwise, use smart pointers.</text:span><text:span text:style-name="T40"> </text:span></text:p>
        </text:list-item>
        <text:list-item>
          <text:p text:style-name="P90"><text:span text:style-name="T43">Use new/delete instead of malloc/free.</text:span></text:p>
        </text:list-item>
        <text:list-item>
          <text:p text:style-name="P90"><text:soft-page-break/><text:span text:style-name="T44">Dereferencing the pointer is done by * operator. *ptr</text:span></text:p>
        </text:list-item>
        <text:list-item>
          <text:p text:style-name="P90"><text:span text:style-name="T47">‘address of’ operator &amp; returns the pointer to the variable.</text:span></text:p>
        </text:list-item>
        <text:list-item>
          <text:p text:style-name="P90"><text:span text:style-name="T45">after deallocating the memory using delete(or free), set it to nullptr.<text:line-break/>delete my_ptr;<text:line-break/>my_ptr = nullptr;</text:span></text:p>
        </text:list-item>
        <text:list-item>
          <text:p text:style-name="P90"><text:span text:style-name="T46">Q: is there any option where every delete also set the my_ptr to nullptr? Should we manually overload it?</text:span></text:p>
        </text:list-item>
        <text:list-item>
          <text:p text:style-name="P90"><text:span text:style-name="T49">Short circuit and pointers</text:span></text:p>
          <text:p text:style-name="P90"><text:span text:style-name="T49">int age { (ptr &amp;&amp; ptr→age) };</text:span></text:p>
          <text:p text:style-name="P90"><text:span text:style-name="T49">int age { (ptr?ptr→age : 0)};</text:span></text:p>
          <text:p text:style-name="P90"><text:span text:style-name="T49">avoid using like below</text:span></text:p>
          <text:p text:style-name="P90"><text:span text:style-name="T49">int age { (ptr!= nullptr &amp;&amp; ptr→age)};// as it is more verbose. Otherwise fine. </text:span></text:p>
        </text:list-item>
        <text:list-item>
          <text:p text:style-name="P91">Stop using NULL or 0 or ‘\0’ or ‘\000’ to check null pointer. They are not typesafe. Instead, use only null <text:span text:style-name="T50">pointer constant null</text:span>ptr.</text:p>
          <text:p text:style-name="P91">int *my_ptr = nullptr; </text:p>
        </text:list-item>
      </text:list>
      <text:h text:style-name="P24" text:outline-level="2">Qualifiers</text:h>
      <text:list xml:id="list4106942705" text:style-name="L10">
        <text:list-item>
          <text:p text:style-name="P92">Const: <text:span text:style-name="T51">is a quality for a type. The type can be built-in or user defined.</text:span></text:p>
        </text:list-item>
        <text:list-item>
          <text:p text:style-name="P92">it is a hint to compiler that this does not change, remains constant. Hence, it can use it to produce better code.</text:p>
        </text:list-item>
        <text:list-item>
          <text:p text:style-name="P93">If you know a member variable, or member function <text:span text:style-name="T52">that does not modify object’s members </text:span>or automatic variable or global variable does not change, qualify it with const.</text:p>
        </text:list-item>
        <text:list-item>
          <text:p text:style-name="P94">Const can be placed before or after type, it does not make difference. I prefer to place it after type like in int const *ptr;</text:p>
        </text:list-item>
        <text:list-item>
          <text:p text:style-name="P94">const applies to the whole expression that follows it.</text:p>
        </text:list-item>
        <text:list-item>
          <text:p text:style-name="P95">int const * const ip { new int[10] }; // ip can’t change, all contents pointed by ip also can’t change.</text:p>
        </text:list-item>
        <text:list-item>
          <text:p text:style-name="P96">Use const for qualifying function paratmeters to signal constness.</text:p>
        </text:list-item>
        <text:list-item>
          <text:p text:style-name="P97">Const member functions can not modify member variables. This ensure the the calling object remained intact. <text:span text:style-name="T53">Use it when you intend a </text:span><text:soft-page-break/><text:span text:style-name="T53">member function not to modify object. Such functions are called inspectors since they simply inspect the object. Opposite of this is mutator functions.</text:span></text:p>
        </text:list-item>
      </text:list>
      <text:h text:style-name="Heading_20_2" text:outline-level="2">Cosntexpr <text:span text:style-name="T54">and consteval</text:span></text:h>
      <text:list xml:id="list30818752410665" text:continue-numbering="true" text:style-name="L10">
        <text:list-item>
          <text:p text:style-name="P98">Constexpr is an expression that can be evaluated at compile time. <text:span text:style-name="T54">That does not mean, it has to be evaulated immdiately as it gets compiled.</text:span></text:p>
        </text:list-item>
        <text:list-item>
          <text:p text:style-name="P100">Consteval is an expression that has to be evualted during compile time. That is, as soon as <text:s/>compier reads it, it must be in a position to execute it and get the result. Thie meas, all data must be available at the point.</text:p>
        </text:list-item>
        <text:list-item>
          <text:p text:style-name="P98">Fuctions can be constexpr <text:span text:style-name="T55">or consteval</text:span>. Use it when you intend your function to be evaulated at compile time only.</text:p>
        </text:list-item>
        <text:list-item>
          <text:p text:style-name="P99">Constructor can be constexpr <text:span text:style-name="T56">or consteval</text:span>.</text:p>
        </text:list-item>
        <text:list-item>
          <text:p text:style-name="P99"/>
        </text:list-item>
      </text:list>
      <text:h text:style-name="P30" text:outline-level="2">Type alias</text:h>
      <text:p text:style-name="P116"><text:span text:style-name="T64">Use type alias i</text:span>nstead <text:span text:style-name="T64">t</text:span>ypedef.</text:p>
      <text:p text:style-name="P116">using int_ptr = int * ; // same as typedef int * int_ptr</text:p>
      <text:p text:style-name="P117">using fun = int (*)(double); // int (*fun)(double)</text:p>
      <text:h text:style-name="P31" text:outline-level="2">type inference</text:h>
      <text:p text:style-name="P118">Auto, decltype</text:p>
      <text:p text:style-name="P118">auto helps us modify type all over the code without <text:s/>changing every where.</text:p>
      <text:p text:style-name="P119">Auto type strips off the const and reference. Hence we get the copy..</text:p>
      <text:p text:style-name="P120">TODO : </text:p>
      <text:p text:style-name="P120">auto &amp; // <text:span text:style-name="T65">deduce the type while reference is already given by me.</text:span></text:p>
      <text:p text:style-name="P120">auto * // </text:p>
      <text:p text:style-name="P121">decltype(variable_function)</text:p>
      <text:h text:style-name="P29" text:outline-level="2">Exception</text:h>
      <text:p text:style-name="P115">todo</text:p>
      <text:h text:style-name="P28" text:outline-level="2"><text:soft-page-break/>Cast</text:h>
      <text:p text:style-name="P114">const_cast: to add or remove const from a typename</text:p>
      <text:p text:style-name="P114">static_cast: to change the type type. Can I just remove constness so that I <text:s/>don’t need to use const_cast?</text:p>
      <text:p text:style-name="P114"/>
      <text:h text:style-name="P32" text:outline-level="2">Strings</text:h>
      <text:p text:style-name="P123">C strings:</text:p>
      <text:p text:style-name="P123">escape seq</text:p>
      <text:p text:style-name="P123">octal \abc : \377 1 byte max value inside a string or char literal</text:p>
      <text:p text:style-name="P123">hex <text:s/>\xAB : \xFF max value</text:p>
      <text:p text:style-name="P123">so, ‘\0’ is NUL byte. This indicates end of C string. This is not NULL pointer. Though NULL Pointer too has value same. Type differes. It is actially octal escape seq can be written as \000 too , still it is 1 byte.</text:p>
      <text:p text:style-name="P123">Char s[] {‘h’,’\000’}</text:p>
      <text:p text:style-name="P123">Char s[] {‘h’,’\x00’} // still same NUL byte at end</text:p>
      <text:p text:style-name="P123">Char s[] {‘h’,’\0’} // still same NUL byte at end</text:p>
      <text:p text:style-name="P123">chas s[] {“h”} // compilear automatically inserts NUL byte at the end. And it allocates memory for it too. Though C does not have string type, but it has string literal awareness, hence it adds NUL byte automatically.</text:p>
      <text:p text:style-name="P123"/>
      <text:p text:style-name="P125">In C++ string literal <text:span text:style-name="T67">const </text:span>are of type <text:span text:style-name="T66">same as C: char </text:span><text:span text:style-name="T67">const </text:span><text:span text:style-name="T66">*. </text:span><text:span text:style-name="T67">they have NUL byte at the end, but invisible.</text:span></text:p>
      <text:p text:style-name="P126">char const * s {“HELLO”} // size 6 bytes</text:p>
      <text:p text:style-name="P126">char * s {“HELLO”} // Compile err since type mismatch. Const missing</text:p>
      <text:p text:style-name="P126">std:sring s {“HELLO”} // here, std::string constructor takes this literal and copies it fully, but, it does not take NUL byte as std::string does not <text:s/>use NUL as its termination. We can check this by size(). <text:span text:style-name="T68">Ie, std::string does gives what it shows to user !</text:span></text:p>
      <text:p text:style-name="P125"><text:s/></text:p>
      <text:p text:style-name="P123">Raw string :</text:p>
      <text:p text:style-name="P124">std::string s {R“(hello)”}</text:p>
      <text:p text:style-name="P124"><text:soft-page-break/></text:p>
      <text:p text:style-name="P127">std::string literals ends with s. <text:span text:style-name="T69">prefer them over </text:span><text:span text:style-name="T71">C++ </text:span><text:span text:style-name="T69">string literals (char </text:span><text:span text:style-name="T70">const </text:span><text:span text:style-name="T69">*), </text:span><text:span text:style-name="T71">which is same as C string literal. </text:span></text:p>
      <text:h text:style-name="P27" text:outline-level="2">Functions</text:h>
      <text:p text:style-name="P112">Do not return output parameter by reference or pointer. Just modify input parameter (passed by reference/pointer) and return void. This is much clearn compared to returning by some parameter.</text:p>
      <text:p text:style-name="P113">TODO</text:p>
      <text:p text:style-name="P113">Zero copy pass by value sematic</text:p>
      <text:p text:style-name="P113">RVO: return value optimization</text:p>
      <text:p text:style-name="P113">NRVO: named return value optimization.</text:p>
      <text:p text:style-name="P113">Copy elision</text:p>
      <text:p text:style-name="P113"/>
      <text:h text:style-name="P26" text:outline-level="2">Dynamic memory</text:h>
      <text:p text:style-name="P111">Avoid allocating dynamic memory as much as possible. Instead, try to use one the STL containers like vector, map, list in its place. <text:span text:style-name="T63">Problem with dynamic memory allcoation is, we can create memory leak or put a lot of effort in memory management. But if we use STL container, memory is automatically managed.</text:span></text:p>
      <text:p text:style-name="P111">In Python, we don’t allocate dynamic memory. Rather manage everything using <text:s/>built in DS. Similarliy, we can do in C++.</text:p>
      <text:p text:style-name="P112">managing memory is still needed when performance or memory is critical. Unless, let us use STL</text:p>
      <text:p text:style-name="P111"/>
      <text:h text:style-name="P25" text:outline-level="2">References</text:h>
      <text:list xml:id="list2804673601" text:style-name="L11">
        <text:list-item>
          <text:p text:style-name="P101">Int &amp;ref = variable;</text:p>
        </text:list-item>
        <text:list-item>
          <text:p text:style-name="P101">An implicit pointer that automatically takes the address of a <text:span text:style-name="T58">(already existing) </text:span>variable and de-references it.</text:p>
        </text:list-item>
        <text:list-item>
          <text:p text:style-name="P101">an alias for <text:span text:style-name="T58">an already exisitng </text:span>variable.</text:p>
        </text:list-item>
        <text:list-item>
          <text:p text:style-name="P102">Just one more name for <text:span text:style-name="T58">an already exisitng</text:span> variable.</text:p>
        </text:list-item>
        <text:list-item>
          <text:p text:style-name="P101">Use cases</text:p>
          <text:list>
            <text:list-item>
              <text:p text:style-name="P101"><text:soft-page-break/>as Reference variables</text:p>
            </text:list-item>
            <text:list-item>
              <text:p text:style-name="P101">as function or member function parameters</text:p>
            </text:list-item>
            <text:list-item>
              <text:p text:style-name="P101">return value <text:span text:style-name="T57">from function or member functions.</text:span></text:p>
            </text:list-item>
          </text:list>
        </text:list-item>
        <text:list-item>
          <text:p text:style-name="P103">Const reference possible though it does not impact the existing variable.</text:p>
        </text:list-item>
        <text:list-item>
          <text:p text:style-name="P104">Const reference to literal possible. It will be just syntactic sugar to literal with type info. But non const reference to literal is not possible.</text:p>
        </text:list-item>
        <text:list-item>
          <text:p text:style-name="P104">Non const Reference to temparary object is not possible. But const reference to temparary object is possible. in such case, reference takes the temparary object until the ref goes out of scope. <text:span text:style-name="T59">Here, only <text:s/>const objects are allowed for simple reason that non <text:s/>const onbjects are typically contain some other pointers hence dangarous to allo such constructs.</text:span></text:p>
        </text:list-item>
        <text:list-item>
          <text:p text:style-name="P105">Reference to pointer</text:p>
        </text:list-item>
        <text:list-item>
          <text:p text:style-name="P105">pointer to reference.</text:p>
        </text:list-item>
        <text:list-item>
          <text:p text:style-name="P106">Structured binding and references </text:p>
        </text:list-item>
        <text:list-item>
          <text:p text:style-name="P106">reference to data member possible using only the constructor intialization</text:p>
        </text:list-item>
        <text:list-item>
          <text:p text:style-name="P106">reference parameter is the most use case of reference. <text:span text:style-name="T61">Whole purpose is to avoid writing pointer code and simplify it by reference.</text:span></text:p>
        </text:list-item>
        <text:list-item>
          <text:p text:style-name="P107">Pass by const reference: <text:span text:style-name="T62">any const we pass to function parameter is very efficient as there is not copy is made by compiler since it knows, object is just read. Thus even refences can also be <text:s/>const.</text:span></text:p>
        </text:list-item>
        <text:list-item>
          <text:p text:style-name="P108">Reference return value: todo;</text:p>
        </text:list-item>
        <text:list-item>
          <text:p text:style-name="P109">reference vs pointer: reference is safer because, pointer can be null but never the reference. Reference code is much simpler.</text:p>
        </text:list-item>
        <text:list-item>
          <text:p text:style-name="P110">Use pointers only when reference is not possible.</text:p>
        </text:list-item>
      </text:list>
      <text:h text:style-name="P23" text:outline-level="2"><text:bookmark-start text:name="__RefHeading___Toc2517_3638332075"/>Std::array<text:bookmark-end text:name="__RefHeading___Toc2517_3638332075"/></text:h>
      <text:list xml:id="list153520235" text:style-name="L2">
        <text:list-item>
          <text:p text:style-name="P37"><text:span text:style-name="T1">Use std::array instead of pod array.</text:span></text:p>
        </text:list-item>
        <text:list-item>
          <text:p text:style-name="P37"><text:span text:style-name="T1">std::array does not decay when they passed to function. </text:span></text:p>
        </text:list-item>
        <text:list-item>
          <text:p text:style-name="P37"><text:span text:style-name="T1">They also have iterators for fast iteration compared to indexing.</text:span></text:p>
        </text:list-item>
        <text:list-item>
          <text:p text:style-name="P37"/>
        </text:list-item>
      </text:list>
      <text:h text:style-name="P19" text:outline-level="2"><text:soft-page-break/>C style string</text:h>
      <text:p text:style-name="P79">Instead of using C style string, we can use c++ string class. They are type safe, grows dynamically. Using iterator, they are as fast as c style string, hence no relative performance penalty.</text:p>
      <text:h text:style-name="P20" text:outline-level="2">Indexes array</text:h>
      <text:p text:style-name="P80">Using raw pointer or iterator is faster compared to using [] to access array element. In indexed access, cpu has to <text:line-break/>add index to base, <text:line-break/>dereference the memory location<text:line-break/>then increament the index.<text:line-break/><text:line-break/>Where as in pointer:<text:line-break/>derefence the pointer,<text:line-break/>increament the pointer.<text:line-break/>So,1 step is less here.<text:line-break/> </text:p>
      <text:h text:style-name="Heading_20_2" text:outline-level="2"><text:bookmark-start text:name="__RefHeading___Toc2519_3638332075"/>Enum class:<text:bookmark-end text:name="__RefHeading___Toc2519_3638332075"/></text:h>
      <text:p text:style-name="P54">Forget: <text:span text:style-name="T27">old style or </text:span><text:span text:style-name="T17">C</text:span><text:span text:style-name="T16"> </text:span><text:span text:style-name="T27">style </text:span><text:span text:style-name="T16">enum</text:span><text:span text:style-name="T27">urated types.</text:span></text:p>
      <text:p text:style-name="P54">Learn: <text:span text:style-name="T16">Strongly typed enum</text:span></text:p>
      <text:p text:style-name="P55">Reasons : </text:p>
      <text:list xml:id="list2504553233" text:style-name="L5">
        <text:list-item>
          <text:p text:style-name="P56"><text:span text:style-name="T28">compile time type safety</text:span></text:p>
        </text:list-item>
        <text:list-item>
          <text:p text:style-name="P56"><text:span text:style-name="T28">strongly typed</text:span></text:p>
        </text:list-item>
        <text:list-item>
          <text:p text:style-name="P56"><text:span text:style-name="T28">no run time overhead</text:span></text:p>
        </text:list-item>
        <text:list-item>
          <text:p text:style-name="P56"><text:span text:style-name="T28">scoped names.</text:span></text:p>
        </text:list-item>
      </text:list>
      <text:p text:style-name="P55"/>
      <text:p text:style-name="P54">Syntax: <text:span text:style-name="T15">enum class name { const-</text:span>list<text:span text:style-name="T15"> };</text:span></text:p>
      <text:p text:style-name="P35">They use signed integer internally, but can be chaged (see syntax for this.)</text:p>
      <text:p text:style-name="P34">Ex:<text:line-break/>enum class color {</text:p>
      <text:p text:style-name="P34"><text:s text:c="4"/>red,</text:p>
      <text:p text:style-name="P34"><text:s text:c="4"/>green,</text:p>
      <text:p text:style-name="P34"><text:s text:c="4"/>black</text:p>
      <text:p text:style-name="P34">};</text:p>
      <text:p text:style-name="P34"><text:line-break/><text:soft-page-break/><text:span text:style-name="T19">auto </text:span>my_color <text:s/><text:span text:style-name="T24">{ </text:span><text:span text:style-name="T18">color::</text:span>black <text:span text:style-name="T24">}</text:span>; // <text:span text:style-name="T24">uniform initialization</text:span><text:line-break/></text:p>
      <text:p text:style-name="P33"><text:span text:style-name="T20">means, we can use red again in another enum without conflict, </text:span><text:span text:style-name="T23">in the same file</text:span><text:span text:style-name="T20">. </text:span><text:span text:style-name="T21">This is not possible in C </text:span><text:span text:style-name="T22">or old enum.</text:span></text:p>
      <text:p text:style-name="P33"><text:span text:style-name="T2">They provide strong type safety. They are internally integers, but outside, they are user defined type.</text:span></text:p>
      <text:p text:style-name="P33"/>
      <text:p text:style-name="P36">Note the class word and how syntax is similar to the class declaration.</text:p>
      <text:p text:style-name="P36">Brining the enum to outer scope:</text:p>
      <text:p text:style-name="P36">using enum color;</text:p>
      <text:p text:style-name="P36">color my_color { red }; // all in outer scope. <text:span text:style-name="T25">But avoid using this feature. </text:span><text:span text:style-name="T26">This leads to name colliosion. </text:span></text:p>
      <text:h text:style-name="Heading_20_2" text:outline-level="2"><text:bookmark-start text:name="__RefHeading___Toc2521_3638332075"/>Range based loops<text:bookmark-end text:name="__RefHeading___Toc2521_3638332075"/></text:h>
      <text:p text:style-name="P38">Use them asap since they come with iterator(pointer). Hence they are faster then looping with index.(verify this with assembly code. Also with a large loop program)</text:p>
      <text:p text:style-name="P40">use reference variables instead of making copy of them. If you are not going to change use const qualifier.</text:p>
      <text:p text:style-name="P76">for (int I {0}; I &lt; 5; i++) {</text:p>
      <text:p text:style-name="P76">}</text:p>
      <text:p text:style-name="P76">for (const int &amp;I: myarray){</text:p>
      <text:p text:style-name="P76">}</text:p>
      <text:h text:style-name="P15" text:outline-level="2"><text:bookmark-start text:name="__RefHeading___Toc2523_3638332075"/>Uniform in<text:span text:style-name="T11">i</text:span>tialization<text:bookmark-end text:name="__RefHeading___Toc2523_3638332075"/></text:h>
      <text:p text:style-name="P52">State explicitly that you are initializing something using Uniform initialaziation syntax. This syntax is more consistant compared all other forms, ie. this alone can replace a 14 types of initialization syntax.</text:p>
      <text:p text:style-name="P52"/>
      <text:p text:style-name="P48">Zero initializer are possible now</text:p>
      <text:p text:style-name="P48">int x {};// here it is same as int x {0}; <text:span text:style-name="T5">zero is implied.<text:line-break/></text:span><text:span text:style-name="T11">int x = 0;// avoid this ugly syntax. = means eternal equality in maths, but in programming, it is not! We can’t avoid, but reduce </text:span><text:span text:style-name="T12">the use of </text:span><text:span text:style-name="T11">it!</text:span></text:p>
      <text:p text:style-name="P48"/>
      <text:p text:style-name="P83">Do not use function syntax for constuctor calling. Instead use the uniform initialization </text:p>
      <text:p text:style-name="P83"/>
      <text:p text:style-name="P83"><text:soft-page-break/>my_object(“name”, 10); // do not us this way</text:p>
      <text:p text:style-name="P83">my_object {“name”, 10}; // use this way. This calls same constructor, but highlights the fact that, it is initialization <text:span text:style-name="T37">using curly brackets</text:span>.</text:p>
      <text:p text:style-name="P84">We can use same technique to the structs too.</text:p>
      <text:p text:style-name="P84"/>
      <text:p text:style-name="P85">Uniform initialization prevent narrowing, thus improving code reliability.</text:p>
      <text:p text:style-name="P87">Use this for basic data types, compound datatype, <text:span text:style-name="T38">for new operator too</text:span></text:p>
      <text:p text:style-name="P48"/>
      <text:p text:style-name="P52"/>
      <text:p text:style-name="P48"/>
      <text:h text:style-name="P18" text:outline-level="2">Intializers</text:h>
      <text:p text:style-name="P77">For loops, if, switch comes with initializers. Use it whenever possible.</text:p>
      <text:p text:style-name="P78">initializer_list&lt;int&gt; can be used for function accepting variable number of arguments, that have same type.</text:p>
      <text:h text:style-name="P16" text:outline-level="2"><text:bookmark-start text:name="__RefHeading___Toc2525_3638332075"/>Cast<text:bookmark-end text:name="__RefHeading___Toc2525_3638332075"/></text:h>
      <text:p text:style-name="P53">Casting is ugly and voilation of types. Think really before using it. <text:span text:style-name="T13">Correct your self before correcting program.</text:span></text:p>
      <text:p text:style-name="P52">Do not use C cast.</text:p>
      <text:p text:style-name="P52">Do not use cast with typename as function: double(my_int)</text:p>
      <text:p text:style-name="P52">instead use static cast as it is very explicit and reminder of explicit voilation of whole typing <text:span text:style-name="T12">benifit</text:span>.<text:line-break/>static_cast&lt;double&gt;(my_int)</text:p>
      <text:p text:style-name="P52"/>
      <text:p text:style-name="P51"/>
      <text:h text:style-name="P17" text:outline-level="2">for loop</text:h>
      <text:p text:style-name="P75"/>
      <text:h text:style-name="P21" text:outline-level="2">Class</text:h>
      <text:p text:style-name="P81">Use in class initializer <text:span text:style-name="T48">if possible. Or why one more syntax</text:span></text:p>
      <text:p text:style-name="P89">. or preriod id the field access </text:p>
      <text:p text:style-name="P89"><text:soft-page-break/>pointer to object.</text:p>
      <text:p text:style-name="P89">Using * (deference) and . (dot), We can access fields insided the object.</text:p>
      <text:p text:style-name="P89">Else <text:s/></text:p>
      <text:p text:style-name="P81"/>
      <text:h text:style-name="P22" text:outline-level="2">namespace</text:h>
      <text:p text:style-name="P82">Global namespace is unnamed. Hence any namespace you write without name goes to global namespace.</text:p>
      <text:h text:style-name="Heading_20_2" text:outline-level="2"><text:bookmark-start text:name="__RefHeading___Toc2527_3638332075"/>auto<text:bookmark-end text:name="__RefHeading___Toc2527_3638332075"/></text:h>
      <text:p text:style-name="P39">use this asaf instead of explicitly typing the type.</text:p>
      <text:p text:style-name="P39"/>
      <text:p text:style-name="P39"/>
      <text:h text:style-name="P8" text:outline-level="1"><text:span text:style-name="T30">New features</text:span></text:h>
      <text:list xml:id="list547928122" text:style-name="L6">
        <text:list-item>
          <text:p text:style-name="P58">Std::byte</text:p>
        </text:list-item>
        <text:list-item>
          <text:p text:style-name="P58">import</text:p>
        </text:list-item>
        <text:list-item>
          <text:p text:style-name="P58"><text:span text:style-name="T29">modules, export, </text:span><text:span text:style-name="T30">import</text:span></text:p>
        </text:list-item>
        <text:list-item>
          <text:p text:style-name="P59">if initializers</text:p>
        </text:list-item>
        <text:list-item>
          <text:p text:style-name="P62">three way comparison &lt;=&gt; or spaceship operator, <text:span text:style-name="T32">named comparison</text:span></text:p>
        </text:list-item>
        <text:list-item>
          <text:p text:style-name="P67">std::format</text:p>
        </text:list-item>
        <text:list-item>
          <text:p text:style-name="P68">attribute [[attributes]]</text:p>
          <text:list>
            <text:list-item>
              <text:p text:style-name="P69">[[fallthrough]]</text:p>
            </text:list-item>
            <text:list-item>
              <text:p text:style-name="P69">[[nodiscard(“some explaination”)]]</text:p>
            </text:list-item>
            <text:list-item>
              <text:p text:style-name="P69">[[maybeunused]], <text:span text:style-name="T35">[[noreturn]] [[deprecated(“some msg”)]]</text:span></text:p>
            </text:list-item>
          </text:list>
        </text:list-item>
        <text:list-item>
          <text:p text:style-name="P71">CTAD: class template argument deduction</text:p>
        </text:list-item>
        <text:list-item>
          <text:p text:style-name="P74">structured binding. <text:span text:style-name="T60">Similar to tuple assigment in python.</text:span></text:p>
        </text:list-item>
        <text:list-item>
          <text:p text:style-name="P86">Guidelines support library or GSL.</text:p>
        </text:list-item>
        <text:list-item>
          <text:p text:style-name="P88">Designated initializers.</text:p>
        </text:list-item>
        <text:list-item>
          <text:p text:style-name="P88"/>
        </text:list-item>
      </text:list>
      <text:h text:style-name="P10" text:outline-level="1"><text:soft-page-break/><text:span text:style-name="T33">remove</text:span> <text:span text:style-name="T33">the </text:span>Words</text:h>
      <text:p text:style-name="P63">Use function declaration instead of function prototype or function header or function signature.</text:p>
      <text:p text:style-name="P63">Use round brackets, squeare brackets, curly brackets instead of parenthesis, brackets, braces.</text:p>
      <text:p text:style-name="P64">In function declartion, if function does not take any parameter, don’t use void to indicate it. Just leave it blank. It is more consistant than writing void.</text:p>
      <text:p text:style-name="P65">Do not use auto for function return type since those who reads the function <text:s/>declaration has no clue what type it returns. So, this is one place where auto does more harm than doing good. <text:span text:style-name="T34">This type disease will carry into callers code. If user don’t know type, she <text:s/>can’t access member functions or member variables.</text:span></text:p>
      <text:p text:style-name="P65"/>
      <text:p text:style-name="P66">Use member functions and member variable than methods and data variables. Talk less and talk simple.</text:p>
      <text:p text:style-name="P63"/>
      <text:h text:style-name="P9" text:outline-level="1">switch</text:h>
      <text:list xml:id="list409189044" text:style-name="L7">
        <text:list-item>
          <text:p text:style-name="P60"><text:span text:style-name="T31">[[fallthough]] attribute if we want fall though.</text:span></text:p>
        </text:list-item>
        <text:list-item>
          <text:p text:style-name="P61">Switch initializers helps to keep the names within scope.</text:p>
        </text:list-item>
      </text:list>
      <text:h text:style-name="P11" text:outline-level="1">C style array</text:h>
      <text:p text:style-name="P70">Avoid using c style array, instead use std::array&lt;type, size_t size&gt;</text:p>
      <text:p text:style-name="P70">however, if one has to use c style array,<text:line-break/></text:p>
      <text:p text:style-name="P70">std::size(c_style_array) is better than sizeof(c_style_array) because, latter gives output in bytes, so, one has to divide it by size of item. <text:span text:style-name="T36">Formar gives directly this results..ie number of items in array.</text:span></text:p>
      <text:h text:style-name="P7" text:outline-level="1">Struct</text:h>
      <text:p text:style-name="P57">Struct lets us to encapsulate one or more existing types into a new type.</text:p>
      <text:h text:style-name="Heading_20_1" text:outline-level="1" text:is-list-header="true"><text:soft-page-break/></text:h>
      <text:h text:style-name="P12" text:outline-level="1">STL</text:h>
      <text:list xml:id="list3312438891" text:style-name="L8">
        <text:list-item>
          <text:p text:style-name="P73">Std::array&lt;type, size&gt;</text:p>
        </text:list-item>
        <text:list-item>
          <text:p text:style-name="P73">std::vector&lt;type&gt;</text:p>
        </text:list-item>
        <text:list-item>
          <text:p text:style-name="P72">std::pair&lt;type1, type2&gt;</text:p>
        </text:list-item>
        <text:list-item>
          <text:p text:style-name="P73">std::optional&lt;type&gt;</text:p>
        </text:list-item>
        <text:list-item>
          <text:p text:style-name="P73">structur</text:p>
        </text:list-item>
      </text:list>
      <text:h text:style-name="Heading_20_1" text:outline-level="1"><text:bookmark-start text:name="__RefHeading___Toc2529_3638332075"/>Misc <text:span text:style-name="T4">features</text:span><text:bookmark-end text:name="__RefHeading___Toc2529_3638332075"/></text:h>
      <text:list xml:id="list3621999975" text:style-name="L4">
        <text:list-item>
          <text:p text:style-name="P45"><text:span text:style-name="T4">Use std::format for formatted string or fmt library</text:span></text:p>
        </text:list-item>
        <text:list-item>
          <text:p text:style-name="P44">use std::byte instead of unsigned char!</text:p>
        </text:list-item>
      </text:list>
      <text:p text:style-name="P43"/>
      <text:p text:style-name="Text_20_body"/>
      <text:p text:style-name="P39"/>
      <text:p text:style-name="P43"/>
      <text:p text:style-name="P3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style:font-family-generic="swiss" style:font-pitch="fixed"/>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onsolas"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Consolas"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onsolas" fo:font-family="Consolas" style:font-family-generic="swiss" style:font-pitch="fixed"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0T03:08:17.974000000</dc:date>
    <meta:editing-duration>P2DT14M18S</meta:editing-duration>
    <meta:editing-cycles>142</meta:editing-cycles>
    <meta:generator>LibreOffice/7.1.4.2$Windows_X86_64 LibreOffice_project/a529a4fab45b75fefc5b6226684193eb000654f6</meta:generator>
    <meta:document-statistic meta:table-count="0" meta:image-count="0" meta:object-count="0" meta:page-count="13" meta:paragraph-count="243" meta:word-count="2536" meta:character-count="14705" meta:non-whitespace-character-count="12473"/>
  </office:meta>
</office:document-meta>
</file>